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1-14_16-08-02_000.jpg</text:p>
          </table:table-cell>
          <table:table-cell table:style-name="ce26" office:value-type="string">
            <text:p>:bookmemo / 読んだ本 / 『もの忘れの脳科学』 / 著者=苧阪満里子 / 途中 ここまで（未記録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bookmemo / 読んだ本 / 『もの忘れの脳科学』 / 著者=苧阪満里子 / 途中 ここまで（未記録）">
            <text:p>:bookmemo / 読んだ本 / 『もの忘れの脳科学』 / 著者=苧阪満里子 / 途中 ここまで（未記録）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1-14_16-08-04_000.jpg</text:p>
          </table:table-cell>
          <table:table-cell table:style-name="ce26" office:value-type="string">
            <text:p>:bookmemo / 読んだ本 / 『関東大震災　「朝鮮人虐殺の真実」』 / 著者=工藤美代子 / 途中 ここまで（今回は、読まなかった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bookmemo / 読んだ本 / 『関東大震災　「朝鮮人虐殺の真実」』 / 著者=工藤美代子 / 途中 ここまで（今回は、読まなかった）">
            <text:p>:bookmemo / 読んだ本 / 『関東大震災　「朝鮮人虐殺の真実」』 / 著者=工藤美代子 / 途中 ここまで（今回は、読まなかった）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1-14_16-26-47_000.jpg</text:p>
          </table:table-cell>
          <table:table-cell table:style-name="ce26" office:value-type="string">
            <text:p>:bookmemo / 読んだ本 / 『微粒子から探る物性七変化』 / 著者=前野昌弘 / 途中 ここまで（今回は、読まなかった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bookmemo / 読んだ本 / 『微粒子から探る物性七変化』 / 著者=前野昌弘 / 途中 ここまで（今回は、読まなかった）">
            <text:p>:bookmemo / 読んだ本 / 『微粒子から探る物性七変化』 / 著者=前野昌弘 / 途中 ここまで（今回は、読まなかった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1-15_07-43-24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1-15_02-32-25_000.jpg</text:p>
          </table:table-cell>
          <table:table-cell table:style-name="ce26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:PHOTO 寝た時刻 / 2022">
            <text:p>:m :PHOTO 寝た時刻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1-15_10-05-47_000.jpg</text:p>
          </table:table-cell>
          <table:table-cell table:style-name="ce26" office:value-type="string">
            <text:p>:m #*# / memo:other(m:other) / topic=習字, about=,other=,id=~,content=語;句;積;徴;運;動;話;書;害;料;理;段;落;階;進;建;築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#*# / memo:other(m:other) / topic=習字, about=,other=,id=~,content=語;句;積;徴;運;動;話;書;害;料;理;段;落;階;進;建;築;">
            <text:p>:m #*# / memo:other(m:other) / topic=習字, about=,other=,id=~,content=語;句;積;徴;運;動;話;書;害;料;理;段;落;階;進;建;築;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1-14_16-09-54_000.jpg</text:p>
          </table:table-cell>
          <table:table-cell office:value-type="string">
            <text:p>:m #*# RES / JVEMV6 64#225_wasure / 『もの忘れの脳科学』 著者=苧阪満里子,校注=~ / p.24 / w=符号化；記述的記憶；構音抑制；逆向性健忘；,topic=~,publisher=~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8]=&quot;&quot;;[.C10];CONCATENATE([.C10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1-14_13-41-5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3-01-14_21-14-4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1-15_07-51-3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 office:value-type="string">
            <text:p>2023-01-14_16-13-40_000.jpg</text:p>
          </table:table-cell>
          <table:table-cell table:style-name="ce26" office:value-type="string">
            <text:p>:m RES 1*1 / free# JVEMV6 83#_85:1 / 83. chemistry / topics=物理化学：電気化学,w=自由エンタルピー；エントロピー；(ΔG=ΔH - TΔS),s=~,i=~,other=,next=,doc=r-1-1~1.3:『読み物　物理化学』:p.7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RES 1*1 / free# JVEMV6 83#_85:1 / 83. chemistry / topics=物理化学：電気化学,w=自由エンタルピー；エントロピー；(ΔG=ΔH - TΔS),s=~,i=~,other=,next=,doc=r-1-1~1.3:『読み物　物理化学』:p.72">
            <text:p>:m RES 1*1 / free# JVEMV6 83#_85:1 / 83. chemistry / topics=物理化学：電気化学,w=自由エンタルピー；エントロピー；(ΔG=ΔH - TΔS),s=~,i=~,other=,next=,doc=r-1-1~1.3:『読み物　物理化学』:p.72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1-14_18-58-20_000.jpg</text:p>
          </table:table-cell>
          <table:table-cell table:style-name="ce26" office:value-type="string">
            <text:p>:m :篠笛,shinobue #*# / session-memo:session-1 / 1#1 / p.1-&lt;1&gt;:genre=melody,session=hour-18,musescore=~,other=~,key=h-4(Ef)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:篠笛,shinobue #*# / session-memo:session-1 / 1#1 / p.1-&lt;1&gt;:genre=melody,session=hour-18,musescore=~,other=~,key=h-4(Ef)">
            <text:p>:m :篠笛,shinobue #*# / session-memo:session-1 / 1#1 / p.1-&lt;1&gt;:genre=melody,session=hour-18,musescore=~,other=~,key=h-4(Ef)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1-15_07-43-12_000.jpg</text:p>
          </table:table-cell>
          <table:table-cell table:style-name="ce26" office:value-type="string">
            <text:p>:m :th,mysl / topic=石笛[いわぶえ？ / content=「〇〇遺跡出土の石笛」：こういうものを打っちゃって、バッハだ、ベートベンだ。どういうこと？,other=~ / lang=ja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:th,mysl / topic=石笛[いわぶえ？ / content=「〇〇遺跡出土の石笛」：こういうものを打っちゃって、バッハだ、ベートベンだ。どういうこと？,other=~ / lang=ja">
            <text:p>:m :th,mysl / topic=石笛[いわぶえ？ / content=「〇〇遺跡出土の石笛」：こういうものを打っちゃって、バッハだ、ベートベンだ。どういうこと？,other=~ / lang=ja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1-15_07-46-12_000.jpg</text:p>
          </table:table-cell>
          <table:table-cell table:style-name="ce26" office:value-type="string">
            <text:p>:m :haja / action activity / やること / genre=焼酎漬け；飲酒 / content=日本酒：混合の要素。その一つに。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:haja / action activity / やること / genre=焼酎漬け；飲酒 / content=日本酒：混合の要素。その一つに。">
            <text:p>:m :haja / action activity / やること / genre=焼酎漬け；飲酒 / content=日本酒：混合の要素。その一つに。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0" office:value-type="string">
            <text:p>2023-01-15_08-54-57_000.jpg</text:p>
          </table:table-cell>
          <table:table-cell table:style-name="ce26" office:value-type="string">
            <text:p>:m #*# RES / JVEMV6 64#67_3_hachiitsu / 『論語 八佾』 著者=~,校注=~ / p.61 / w=桓公；三桓；,topic=,publisher=明治書院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1-15_12-04-34_000.jpg</text:p>
          </table:table-cell>
          <table:table-cell table:style-name="ce26" office:value-type="string">
            <text:p>:m RES 1*1 / free# JVEMV6 76#_63:1 / 76. physics / w=衝突試験,topics=,other=,s=~,i=~,doc=r-2-9~2.1:『計算固体力学』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RES 1*1 / free# JVEMV6 76#_63:1 / 76. physics / w=衝突試験,topics=,other=,s=~,i=~,doc=r-2-9~2.1:『計算固体力学』">
            <text:p>:m RES 1*1 / free# JVEMV6 76#_63:1 / 76. physics / w=衝突試験,topics=,other=,s=~,i=~,doc=r-2-9~2.1:『計算固体力学』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5">2023/01/15</text:date>, <text:time>12:39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15T12:39:09.05</dc:date>
    <dc:creator>iwabuchi ken</dc:creator>
    <meta:editing-duration>P53DT22M49S</meta:editing-duration>
    <meta:editing-cycles>17027</meta:editing-cycles>
    <meta:document-statistic meta:table-count="2" meta:cell-count="925" meta:object-count="0"/>
    <meta:user-defined meta:name="qrichtext">1</meta:user-defined>
  </office:meta>
</office:document-meta>
</file>